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083a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e083a" style:font-weight-asian="bold" style:font-weight-complex="bold"/>
    </style:style>
    <style:style style:name="T1" style:family="text">
      <style:text-properties officeooo:rsid="001e08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yclomatic complexity</text:span></text:p>
      <text:p text:style-name="P1"><text:span text:style-name="T1"/></text:p>
      <text:p text:style-name="P1"><text:span text:style-name="T1">A software metric used to indicate the complexity of a piece of code. It directly measures the number of linear independent paths through the program code</text:span></text:p>
      <text:p text:style-name="P1"><text:span text:style-name="T1">It is computed using the control glow graph of a program</text:span></text:p>
      <text:p text:style-name="P1"><text:span text:style-name="T1">It is equal to the number of decision predicates +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14T13:38:06</meta:creation-date>
    <dc:date>2012-11-14T18:33:04</dc:date>
    <dc:creator>Kempa </dc:creator>
    <meta:editing-duration>PT4H16M30S</meta:editing-duration>
    <meta:editing-cycles>1</meta:editing-cycles>
    <meta:document-statistic meta:table-count="0" meta:image-count="0" meta:object-count="0" meta:page-count="1" meta:paragraph-count="4" meta:word-count="50" meta:character-count="283" meta:non-whitespace-character-count="237"/>
    <meta:generator>LibreOffice/3.6$Linux_x86 LibreOffice_project/360m1$Build-2</meta:generator>
  </office:meta>
</office:document-meta>
</file>